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RC Dependency and Execution Analysis</text:p>
      <text:p text:style-name="Preformatted_20_Text">Project: MCP CNN project</text:p>
      <text:p text:style-name="Preformatted_20_Text">Date: 2026-03-05</text:p>
      <text:p text:style-name="Preformatted_20_Text"/>
      <text:p text:style-name="Preformatted_20_Text">=================================================================</text:p>
      <text:p text:style-name="Preformatted_20_Text">1) Scope of this document</text:p>
      <text:p text:style-name="Preformatted_20_Text">=================================================================</text:p>
      <text:p text:style-name="Preformatted_20_Text"/>
      <text:p text:style-name="Preformatted_20_Text">This document explains, in detail, the internal dependencies between files and functions in the `src/` folder, and the exact execution sequence for each main runtime path:</text:p>
      <text:p text:style-name="Preformatted_20_Text">- Training (`src/models/train.py`)</text:p>
      <text:p text:style-name="Preformatted_20_Text">- Evaluation (`src/models/evaluate.py`)</text:p>
      <text:p text:style-name="Preformatted_20_Text">- CLI Prediction (`src/models/predict.py`)</text:p>
      <text:p text:style-name="Preformatted_20_Text">- GUI Prediction (`src/models/gui_predict.py`)</text:p>
      <text:p text:style-name="Preformatted_20_Text"/>
      <text:p text:style-name="Preformatted_20_Text">It also clarifies data flow, model flow, and where each artifact is produced.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2) High-level module architecture</text:p>
      <text:p text:style-name="Preformatted_20_Text">=================================================================</text:p>
      <text:p text:style-name="Preformatted_20_Text"/>
      <text:p text:style-name="Preformatted_20_Text">`src/` is organized into domain modules:</text:p>
      <text:p text:style-name="Preformatted_20_Text"/>
      <text:p text:style-name="Preformatted_20_Text">- `src/data/`</text:p>
      <text:p text:style-name="Preformatted_20_Text"><text:s text:c="2"/>Responsibility: dataset indexing and tf.data construction.</text:p>
      <text:p text:style-name="Preformatted_20_Text"/>
      <text:p text:style-name="Preformatted_20_Text">- `src/features/`</text:p>
      <text:p text:style-name="Preformatted_20_Text"><text:s text:c="2"/>Responsibility: per-image preprocessing for inference.</text:p>
      <text:p text:style-name="Preformatted_20_Text"/>
      <text:p text:style-name="Preformatted_20_Text">- `src/models/`</text:p>
      <text:p text:style-name="Preformatted_20_Text"><text:s text:c="2"/>Responsibility: model definition + runtime entrypoints (train/eval/predict/gui).</text:p>
      <text:p text:style-name="Preformatted_20_Text"/>
      <text:p text:style-name="Preformatted_20_Text">- `src/utils/`</text:p>
      <text:p text:style-name="Preformatted_20_Text"><text:s text:c="2"/>Responsibility: shared infrastructure helpers (config loading, logging).</text:p>
      <text:p text:style-name="Preformatted_20_Text"/>
      <text:p text:style-name="Preformatted_20_Text">Architectural style:</text:p>
      <text:p text:style-name="Preformatted_20_Text">- Layered and directional: `models` depends on `data`, `features`, `utils`.</text:p>
      <text:p text:style-name="Preformatted_20_Text">- Utility modules are leaf dependencies.</text:p>
      <text:p text:style-name="Preformatted_20_Text">- No circular imports in current design.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3) File-level dependency graph</text:p>
      <text:p text:style-name="Preformatted_20_Text">=================================================================</text:p>
      <text:p text:style-name="Preformatted_20_Text"/>
      <text:p text:style-name="Preformatted_20_Text">3.1 `src/models/train.py`</text:p>
      <text:p text:style-name="Preformatted_20_Text">Imports:</text:p>
      <text:p text:style-name="Preformatted_20_Text">- `src.data.dataset.build_generators`</text:p>
      <text:p text:style-name="Preformatted_20_Text">- `src.models.model.build_cnn`</text:p>
      <text:p text:style-name="Preformatted_20_Text">- `src.utils.config.load_yaml`</text:p>
      <text:p text:style-name="Preformatted_20_Text">- `src.utils.logging_utils.get_logger`</text:p>
      <text:p text:style-name="Preformatted_20_Text">External libs:</text:p>
      <text:p text:style-name="Preformatted_20_Text">- `tensorflow`, `pandas`, `argparse`, `pathlib`</text:p>
      <text:p text:style-name="Preformatted_20_Text"/>
      <text:p text:style-name="Preformatted_20_Text">Depends on:</text:p>
      <text:p text:style-name="Preformatted_20_Text">- Config structure from `configs/train*.yaml`</text:p>
      <text:p text:style-name="Preformatted_20_Text">- Dataset directory structure (`train/`, `validation/`)</text:p>
      <text:p text:style-name="Preformatted_20_Text"/>
      <text:p text:style-name="Preformatted_20_Text">Produces:</text:p>
      <text:p text:style-name="Preformatted_20_Text">- primary model file (`output.model_path`, usually `.h5`)</text:p>
      <text:p text:style-name="Preformatted_20_Text">- optional secondary model (`output.secondary_model_path`, usually `.keras`)</text:p>
      <text:p text:style-name="Preformatted_20_Text">- training history CSV (`output.history_path`)</text:p>
      <text:p text:style-name="Preformatted_20_Text"/>
      <text:p text:style-name="Preformatted_20_Text"/>
      <text:p text:style-name="Preformatted_20_Text">3.2 `src/models/evaluate.py`</text:p>
      <text:p text:style-name="Preformatted_20_Text">Imports:</text:p>
      <text:p text:style-name="Preformatted_20_Text">- `src.data.dataset.build_test_generator`</text:p>
      <text:p text:style-name="Preformatted_20_Text">- `src.utils.config.load_yaml`</text:p>
      <text:p text:style-name="Preformatted_20_Text">- `src.utils.logging_utils.get_logger`</text:p>
      <text:p text:style-name="Preformatted_20_Text">External libs:</text:p>
      <text:p text:style-name="Preformatted_20_Text">- `tensorflow`, `json`, `argparse`, `pathlib`</text:p>
      <text:p text:style-name="Preformatted_20_Text"/>
      <text:p text:style-name="Preformatted_20_Text">Depends on:</text:p>
      <text:p text:style-name="Preformatted_20_Text">- Trained model path from config</text:p>
      <text:p text:style-name="Preformatted_20_Text">- Test dataset directory</text:p>
      <text:p text:style-name="Preformatted_20_Text"/>
      <text:p text:style-name="Preformatted_20_Text">Produces:</text:p>
      <text:p text:style-name="Preformatted_20_Text">- metrics JSON (`output.metrics_path`) with `test_loss`, `test_accuracy`</text:p>
      <text:p text:style-name="Preformatted_20_Text"/>
      <text:p text:style-name="Preformatted_20_Text"/>
      <text:p text:style-name="Preformatted_20_Text">3.3 `src/models/predict.py`</text:p>
      <text:p text:style-name="Preformatted_20_Text">Imports:</text:p>
      <text:p text:style-name="Preformatted_20_Text">- `src.data.dataset.infer_class_names`</text:p>
      <text:p text:style-name="Preformatted_20_Text">- `src.features.preprocess.load_and_prepare_image`</text:p>
      <text:p text:style-name="Preformatted_20_Text">- `src.utils.config.load_yaml`</text:p>
      <text:p text:style-name="Preformatted_20_Text">External libs:</text:p>
      <text:p text:style-name="Preformatted_20_Text">- `tensorflow`, `numpy`, `argparse`</text:p>
      <text:p text:style-name="Preformatted_20_Text"/>
      <text:p text:style-name="Preformatted_20_Text">Depends on:</text:p>
      <text:p text:style-name="Preformatted_20_Text">- Model file</text:p>
      <text:p text:style-name="Preformatted_20_Text">- Train folder class names (for label mapping)</text:p>
      <text:p text:style-name="Preformatted_20_Text">- Input image path passed by CLI</text:p>
      <text:p text:style-name="Preformatted_20_Text"/>
      <text:p text:style-name="Preformatted_20_Text">Produces:</text:p>
      <text:p text:style-name="Preformatted_20_Text">- Console output only (predicted class + per-class probabilities)</text:p>
      <text:p text:style-name="Preformatted_20_Text"/>
      <text:p text:style-name="Preformatted_20_Text"/>
      <text:p text:style-name="Preformatted_20_Text">3.4 `src/models/gui_predict.py`</text:p>
      <text:p text:style-name="Preformatted_20_Text">Imports:</text:p>
      <text:p text:style-name="Preformatted_20_Text">- `src.data.dataset.infer_class_names`</text:p>
      <text:p text:style-name="Preformatted_20_Text">- `src.features.preprocess.load_and_prepare_image`</text:p>
      <text:p text:style-name="Preformatted_20_Text">- `src.utils.config.load_yaml`</text:p>
      <text:p text:style-name="Preformatted_20_Text">External libs:</text:p>
      <text:p text:style-name="Preformatted_20_Text">- `tensorflow`, `numpy`, `tkinter`, `PIL`</text:p>
      <text:p text:style-name="Preformatted_20_Text"/>
      <text:p text:style-name="Preformatted_20_Text">Depends on:</text:p>
      <text:p text:style-name="Preformatted_20_Text">- Config file</text:p>
      <text:p text:style-name="Preformatted_20_Text">- Model path</text:p>
      <text:p text:style-name="Preformatted_20_Text">- Train folder class names</text:p>
      <text:p text:style-name="Preformatted_20_Text">- User-selected image path via file picker</text:p>
      <text:p text:style-name="Preformatted_20_Text"/>
      <text:p text:style-name="Preformatted_20_Text">Produces:</text:p>
      <text:p text:style-name="Preformatted_20_Text">- Interactive UI output:</text:p>
      <text:p text:style-name="Preformatted_20_Text"><text:s text:c="2"/>- Predicted class</text:p>
      <text:p text:style-name="Preformatted_20_Text"><text:s text:c="2"/>- Confidence shown as "Accuracy"</text:p>
      <text:p text:style-name="Preformatted_20_Text"><text:s text:c="2"/>- Per-class probabilities</text:p>
      <text:p text:style-name="Preformatted_20_Text"/>
      <text:p text:style-name="Preformatted_20_Text"/>
      <text:p text:style-name="Preformatted_20_Text">3.5 `src/models/model.py`</text:p>
      <text:p text:style-name="Preformatted_20_Text">Exports:</text:p>
      <text:p text:style-name="Preformatted_20_Text">- `build_cnn(input_shape, num_classes, cfg)`</text:p>
      <text:p text:style-name="Preformatted_20_Text"/>
      <text:p text:style-name="Preformatted_20_Text">Used by:</text:p>
      <text:p text:style-name="Preformatted_20_Text">- `train.py` only</text:p>
      <text:p text:style-name="Preformatted_20_Text"/>
      <text:p text:style-name="Preformatted_20_Text">Role:</text:p>
      <text:p text:style-name="Preformatted_20_Text">- Isolates architecture/hyperparameter mapping from training orchestration.</text:p>
      <text:p text:style-name="Preformatted_20_Text"/>
      <text:p text:style-name="Preformatted_20_Text"/>
      <text:p text:style-name="Preformatted_20_Text">3.6 `src/data/dataset.py`</text:p>
      <text:p text:style-name="Preformatted_20_Text">Exports:</text:p>
      <text:p text:style-name="Preformatted_20_Text">- `build_generators(...)`</text:p>
      <text:p text:style-name="Preformatted_20_Text">- `build_test_generator(...)`</text:p>
      <text:p text:style-name="Preformatted_20_Text">- `infer_class_names(...)`</text:p>
      <text:p text:style-name="Preformatted_20_Text">Internal helpers:</text:p>
      <text:p text:style-name="Preformatted_20_Text">- `_list_images_and_labels(...)`</text:p>
      <text:p text:style-name="Preformatted_20_Text">- `_make_dataset(...)`</text:p>
      <text:p text:style-name="Preformatted_20_Text"/>
      <text:p text:style-name="Preformatted_20_Text">Used by:</text:p>
      <text:p text:style-name="Preformatted_20_Text">- `train.py`, `evaluate.py`, `predict.py`, `gui_predict.py`</text:p>
      <text:p text:style-name="Preformatted_20_Text"/>
      <text:p text:style-name="Preformatted_20_Text">Role:</text:p>
      <text:p text:style-name="Preformatted_20_Text">- Central source of truth for class discovery and dataset construction.</text:p>
      <text:p text:style-name="Preformatted_20_Text"/>
      <text:p text:style-name="Preformatted_20_Text"/>
      <text:p text:style-name="Preformatted_20_Text">3.7 `src/features/preprocess.py`</text:p>
      <text:p text:style-name="Preformatted_20_Text">Exports:</text:p>
      <text:p text:style-name="Preformatted_20_Text">- `load_and_prepare_image(path, image_size)`</text:p>
      <text:p text:style-name="Preformatted_20_Text"/>
      <text:p text:style-name="Preformatted_20_Text">Used by:</text:p>
      <text:p text:style-name="Preformatted_20_Text">- `predict.py`, `gui_predict.py`</text:p>
      <text:p text:style-name="Preformatted_20_Text"/>
      <text:p text:style-name="Preformatted_20_Text">Role:</text:p>
      <text:p text:style-name="Preformatted_20_Text">- Shared single-image preprocessing path for inference consistency.</text:p>
      <text:p text:style-name="Preformatted_20_Text"/>
      <text:p text:style-name="Preformatted_20_Text"/>
      <text:p text:style-name="Preformatted_20_Text">3.8 `src/utils/config.py`</text:p>
      <text:p text:style-name="Preformatted_20_Text">Exports:</text:p>
      <text:p text:style-name="Preformatted_20_Text">- `load_yaml(path)`</text:p>
      <text:p text:style-name="Preformatted_20_Text"/>
      <text:p text:style-name="Preformatted_20_Text">Used by:</text:p>
      <text:p text:style-name="Preformatted_20_Text">- `train.py`, `evaluate.py`, `predict.py`, `gui_predict.py`</text:p>
      <text:p text:style-name="Preformatted_20_Text"/>
      <text:p text:style-name="Preformatted_20_Text">Role:</text:p>
      <text:p text:style-name="Preformatted_20_Text">- Common config-loading behavior + guardrails.</text:p>
      <text:p text:style-name="Preformatted_20_Text"/>
      <text:p text:style-name="Preformatted_20_Text"/>
      <text:p text:style-name="Preformatted_20_Text">3.9 `src/utils/logging_utils.py`</text:p>
      <text:p text:style-name="Preformatted_20_Text">Exports:</text:p>
      <text:p text:style-name="Preformatted_20_Text">- `get_logger(name)`</text:p>
      <text:p text:style-name="Preformatted_20_Text"/>
      <text:p text:style-name="Preformatted_20_Text">Used by:</text:p>
      <text:p text:style-name="Preformatted_20_Text">- `train.py`, `evaluate.py`</text:p>
      <text:p text:style-name="Preformatted_20_Text"/>
      <text:p text:style-name="Preformatted_20_Text">Role:</text:p>
      <text:p text:style-name="Preformatted_20_Text">- Uniform log format and logger initialization.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4) Function-level dependencies and call chains</text:p>
      <text:p text:style-name="Preformatted_20_Text">=================================================================</text:p>
      <text:p text:style-name="Preformatted_20_Text"/>
      <text:p text:style-name="Preformatted_20_Text">4.1 Training call chain (`python -m src.models.train --config ...`)</text:p>
      <text:p text:style-name="Preformatted_20_Text"/>
      <text:p text:style-name="Preformatted_20_Text">1. `train.parse_args()`</text:p>
      <text:p text:style-name="Preformatted_20_Text">2. `train.main()`</text:p>
      <text:p text:style-name="Preformatted_20_Text">3. `load_yaml(config_path)` from `utils/config.py`</text:p>
      <text:p text:style-name="Preformatted_20_Text">4. `build_generators(...)` from `data/dataset.py`</text:p>
      <text:p text:style-name="Preformatted_20_Text"><text:s text:c="3"/>4.1 `_list_images_and_labels(train_dir)`</text:p>
      <text:p text:style-name="Preformatted_20_Text"><text:s text:c="3"/>4.2 `_list_images_and_labels(val_dir)`</text:p>
      <text:p text:style-name="Preformatted_20_Text"><text:s text:c="3"/>4.3 `_make_dataset(train_paths, train_labels, ..., augment=True/False)`</text:p>
      <text:p text:style-name="Preformatted_20_Text"><text:s text:c="3"/>4.4 `_make_dataset(val_paths, val_labels, ..., augment=False)`</text:p>
      <text:p text:style-name="Preformatted_20_Text">5. `build_cnn(input_shape, num_classes, cfg)` from `models/model.py`</text:p>
      <text:p text:style-name="Preformatted_20_Text">6. `model.compile(...)`</text:p>
      <text:p text:style-name="Preformatted_20_Text">7. `model.fit(train_ds, validation_data=val_ds, callbacks=[...])`</text:p>
      <text:p text:style-name="Preformatted_20_Text">8. `pandas.DataFrame(history.history).to_csv(history_path)`</text:p>
      <text:p text:style-name="Preformatted_20_Text">9. Optional: `model.save(secondary_model_path)`</text:p>
      <text:p text:style-name="Preformatted_20_Text">10. End</text:p>
      <text:p text:style-name="Preformatted_20_Text"/>
      <text:p text:style-name="Preformatted_20_Text">Key callback behavior:</text:p>
      <text:p text:style-name="Preformatted_20_Text">- `EarlyStopping(..., restore_best_weights=True)` restores best validation-loss weights in memory.</text:p>
      <text:p text:style-name="Preformatted_20_Text">- `ModelCheckpoint(save_best_only=True)` writes best-validation-accuracy model to primary path.</text:p>
      <text:p text:style-name="Preformatted_20_Text"/>
      <text:p text:style-name="Preformatted_20_Text"/>
      <text:p text:style-name="Preformatted_20_Text">4.2 Evaluation call chain (`python -m src.models.evaluate --config ...`)</text:p>
      <text:p text:style-name="Preformatted_20_Text"/>
      <text:p text:style-name="Preformatted_20_Text">1. `evaluate.parse_args()`</text:p>
      <text:p text:style-name="Preformatted_20_Text">2. `evaluate.main()`</text:p>
      <text:p text:style-name="Preformatted_20_Text">3. `load_yaml(config_path)`</text:p>
      <text:p text:style-name="Preformatted_20_Text">4. `build_test_generator(test_dir, image_size, batch_size)`</text:p>
      <text:p text:style-name="Preformatted_20_Text"><text:s text:c="3"/>4.1 `_list_images_and_labels(test_dir)`</text:p>
      <text:p text:style-name="Preformatted_20_Text"><text:s text:c="3"/>4.2 `_make_dataset(..., shuffle=False, augment=False)`</text:p>
      <text:p text:style-name="Preformatted_20_Text">5. `tf.keras.models.load_model(model_path)`</text:p>
      <text:p text:style-name="Preformatted_20_Text">6. `model.evaluate(test_ds)`</text:p>
      <text:p text:style-name="Preformatted_20_Text">7. Write JSON metrics to `metrics_path`</text:p>
      <text:p text:style-name="Preformatted_20_Text">8. End</text:p>
      <text:p text:style-name="Preformatted_20_Text"/>
      <text:p text:style-name="Preformatted_20_Text"/>
      <text:p text:style-name="Preformatted_20_Text">4.3 CLI prediction call chain (`python -m src.models.predict ... --image ...`)</text:p>
      <text:p text:style-name="Preformatted_20_Text"/>
      <text:p text:style-name="Preformatted_20_Text">1. `predict.parse_args()`</text:p>
      <text:p text:style-name="Preformatted_20_Text">2. `predict.main()`</text:p>
      <text:p text:style-name="Preformatted_20_Text">3. `load_yaml(config_path)`</text:p>
      <text:p text:style-name="Preformatted_20_Text">4. `infer_class_names(train_dir)`</text:p>
      <text:p text:style-name="Preformatted_20_Text">5. `tf.keras.models.load_model(model_path)`</text:p>
      <text:p text:style-name="Preformatted_20_Text">6. `load_and_prepare_image(image_path, image_size)`</text:p>
      <text:p text:style-name="Preformatted_20_Text">7. `model.predict(x)`</text:p>
      <text:p text:style-name="Preformatted_20_Text">8. `np.argmax(probs)`</text:p>
      <text:p text:style-name="Preformatted_20_Text">9. Print predicted class and probability table</text:p>
      <text:p text:style-name="Preformatted_20_Text">10. End</text:p>
      <text:p text:style-name="Preformatted_20_Text"/>
      <text:p text:style-name="Preformatted_20_Text"/>
      <text:p text:style-name="Preformatted_20_Text">4.4 GUI prediction call chain (`python -m src.models.gui_predict ...` or `python gui_predict.py`)</text:p>
      <text:p text:style-name="Preformatted_20_Text"/>
      <text:p text:style-name="Preformatted_20_Text">Startup phase:</text:p>
      <text:p text:style-name="Preformatted_20_Text">1. `gui_predict.parse_args()`</text:p>
      <text:p text:style-name="Preformatted_20_Text">2. `resolve_config_path(...)`</text:p>
      <text:p text:style-name="Preformatted_20_Text">3. `load_yaml(...)`</text:p>
      <text:p text:style-name="Preformatted_20_Text">4. `resolve_project_path(train_dir)`</text:p>
      <text:p text:style-name="Preformatted_20_Text">5. `resolve_project_path(model_path)`</text:p>
      <text:p text:style-name="Preformatted_20_Text">6. `infer_class_names(train_dir)`</text:p>
      <text:p text:style-name="Preformatted_20_Text">7. `tf.keras.models.load_model(model_path)`</text:p>
      <text:p text:style-name="Preformatted_20_Text">8. Tkinter UI initialization</text:p>
      <text:p text:style-name="Preformatted_20_Text"/>
      <text:p text:style-name="Preformatted_20_Text">User interaction phase (button click):</text:p>
      <text:p text:style-name="Preformatted_20_Text">9. `predict_image()` callback executes</text:p>
      <text:p text:style-name="Preformatted_20_Text">10. `filedialog.askopenfilename(...)`</text:p>
      <text:p text:style-name="Preformatted_20_Text">11. Preview image load with PIL + `ImageTk.PhotoImage`</text:p>
      <text:p text:style-name="Preformatted_20_Text">12. `load_and_prepare_image(file_path, image_size)`</text:p>
      <text:p text:style-name="Preformatted_20_Text">13. `model.predict(x)`</text:p>
      <text:p text:style-name="Preformatted_20_Text">14. `np.argmax(probs)`</text:p>
      <text:p text:style-name="Preformatted_20_Text">15. UI updates:</text:p>
      <text:p text:style-name="Preformatted_20_Text"><text:s text:c="3"/>- Predicted class</text:p>
      <text:p text:style-name="Preformatted_20_Text"><text:s text:c="3"/>- "Accuracy" (top-class confidence)</text:p>
      <text:p text:style-name="Preformatted_20_Text"><text:s text:c="3"/>- Full probability list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5) Data flow and artifact flow</text:p>
      <text:p text:style-name="Preformatted_20_Text">=================================================================</text:p>
      <text:p text:style-name="Preformatted_20_Text"/>
      <text:p text:style-name="Preformatted_20_Text">5.1 Training data flow</text:p>
      <text:p text:style-name="Preformatted_20_Text">- Filesystem classes (folder names) -&gt; class indices</text:p>
      <text:p text:style-name="Preformatted_20_Text">- Image files -&gt; TensorFlow tensors via tf.data</text:p>
      <text:p text:style-name="Preformatted_20_Text">- Preprocessing in `_make_dataset`:</text:p>
      <text:p text:style-name="Preformatted_20_Text"><text:s text:c="2"/>- decode -&gt; resize -&gt; float cast -&gt; normalize [0,1]</text:p>
      <text:p text:style-name="Preformatted_20_Text"><text:s text:c="2"/>- optional augmentation for training</text:p>
      <text:p text:style-name="Preformatted_20_Text">- Model consumes batched tensors and one-hot labels.</text:p>
      <text:p text:style-name="Preformatted_20_Text"/>
      <text:p text:style-name="Preformatted_20_Text">5.2 Model artifact flow</text:p>
      <text:p text:style-name="Preformatted_20_Text">- During training: checkpoint writes best model to `output.model_path`.</text:p>
      <text:p text:style-name="Preformatted_20_Text">- After training: optional second save to `output.secondary_model_path`.</text:p>
      <text:p text:style-name="Preformatted_20_Text">- Evaluation/prediction load model from config-defined path.</text:p>
      <text:p text:style-name="Preformatted_20_Text"/>
      <text:p text:style-name="Preformatted_20_Text">5.3 Metrics/report flow</text:p>
      <text:p text:style-name="Preformatted_20_Text">- `history.history` -&gt; CSV (`training_history*.csv`)</text:p>
      <text:p text:style-name="Preformatted_20_Text">- evaluate outputs -&gt; JSON (`metrics.json`)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6) Configuration dependency contract</text:p>
      <text:p text:style-name="Preformatted_20_Text">=================================================================</text:p>
      <text:p text:style-name="Preformatted_20_Text"/>
      <text:p text:style-name="Preformatted_20_Text">6.1 `train.py` expects keys</text:p>
      <text:p text:style-name="Preformatted_20_Text">- `data.train_dir`, `data.val_dir`, `data.image_size`, `data.batch_size`</text:p>
      <text:p text:style-name="Preformatted_20_Text">- `training.epochs`, `training.learning_rate`, `training.early_stopping_patience`, `training.augment`</text:p>
      <text:p text:style-name="Preformatted_20_Text">- `model.conv_filters`, `model.dense_units`, `model.dropout`</text:p>
      <text:p text:style-name="Preformatted_20_Text">- `output.model_path`, optional `output.secondary_model_path`, optional `output.history_path`</text:p>
      <text:p text:style-name="Preformatted_20_Text"/>
      <text:p text:style-name="Preformatted_20_Text">6.2 `evaluate.py` expects keys</text:p>
      <text:p text:style-name="Preformatted_20_Text">- `data.test_dir`, `data.image_size`, `data.batch_size`</text:p>
      <text:p text:style-name="Preformatted_20_Text">- `model.model_path`</text:p>
      <text:p text:style-name="Preformatted_20_Text">- `output.metrics_path` (optional, defaults available)</text:p>
      <text:p text:style-name="Preformatted_20_Text"/>
      <text:p text:style-name="Preformatted_20_Text">6.3 `predict.py` / `gui_predict.py` expect keys</text:p>
      <text:p text:style-name="Preformatted_20_Text">- `data.train_dir`, `data.image_size`</text:p>
      <text:p text:style-name="Preformatted_20_Text">- `model.model_path`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7) Coupling analysis</text:p>
      <text:p text:style-name="Preformatted_20_Text">=================================================================</text:p>
      <text:p text:style-name="Preformatted_20_Text"/>
      <text:p text:style-name="Preformatted_20_Text">Low-coupled points:</text:p>
      <text:p text:style-name="Preformatted_20_Text">- Model architecture isolated in `model.py`.</text:p>
      <text:p text:style-name="Preformatted_20_Text">- Preprocessing isolated for inference in `preprocess.py`.</text:p>
      <text:p text:style-name="Preformatted_20_Text">- Config handling centralized in `config.py`.</text:p>
      <text:p text:style-name="Preformatted_20_Text"/>
      <text:p text:style-name="Preformatted_20_Text">Medium-coupled points:</text:p>
      <text:p text:style-name="Preformatted_20_Text">- Class-name mapping relies on filesystem order from train directory.</text:p>
      <text:p text:style-name="Preformatted_20_Text">- Prediction label mapping depends on current train folder structure matching training-time classes.</text:p>
      <text:p text:style-name="Preformatted_20_Text"/>
      <text:p text:style-name="Preformatted_20_Text">Potentially fragile contract:</text:p>
      <text:p text:style-name="Preformatted_20_Text">- `predict.py` and `gui_predict.py` infer class order from current `train_dir`, not serialized model metadata.</text:p>
      <text:p text:style-name="Preformatted_20_Text"><text:s text:c="2"/>If classes/folders change post-training, labels may mismatch.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8) Execution sequence summary by command</text:p>
      <text:p text:style-name="Preformatted_20_Text">=================================================================</text:p>
      <text:p text:style-name="Preformatted_20_Text"/>
      <text:p text:style-name="Preformatted_20_Text">A) Training</text:p>
      <text:p text:style-name="Preformatted_20_Text">`src.models.train.main`</text:p>
      <text:p text:style-name="Preformatted_20_Text"><text:s/>-&gt; `load_yaml`</text:p>
      <text:p text:style-name="Preformatted_20_Text"><text:s/>-&gt; `build_generators`</text:p>
      <text:p text:style-name="Preformatted_20_Text"><text:s text:c="3"/>-&gt; `_list_images_and_labels` x2</text:p>
      <text:p text:style-name="Preformatted_20_Text"><text:s text:c="3"/>-&gt; `_make_dataset` x2</text:p>
      <text:p text:style-name="Preformatted_20_Text"><text:s/>-&gt; `build_cnn`</text:p>
      <text:p text:style-name="Preformatted_20_Text"><text:s/>-&gt; `compile`</text:p>
      <text:p text:style-name="Preformatted_20_Text"><text:s/>-&gt; `fit`</text:p>
      <text:p text:style-name="Preformatted_20_Text"><text:s/>-&gt; `save history`</text:p>
      <text:p text:style-name="Preformatted_20_Text"><text:s/>-&gt; `optional secondary save`</text:p>
      <text:p text:style-name="Preformatted_20_Text"/>
      <text:p text:style-name="Preformatted_20_Text">B) Evaluation</text:p>
      <text:p text:style-name="Preformatted_20_Text">`src.models.evaluate.main`</text:p>
      <text:p text:style-name="Preformatted_20_Text"><text:s/>-&gt; `load_yaml`</text:p>
      <text:p text:style-name="Preformatted_20_Text"><text:s/>-&gt; `build_test_generator`</text:p>
      <text:p text:style-name="Preformatted_20_Text"><text:s text:c="3"/>-&gt; `_list_images_and_labels`</text:p>
      <text:p text:style-name="Preformatted_20_Text"><text:s text:c="3"/>-&gt; `_make_dataset`</text:p>
      <text:p text:style-name="Preformatted_20_Text"><text:s/>-&gt; `load_model`</text:p>
      <text:p text:style-name="Preformatted_20_Text"><text:s/>-&gt; `evaluate`</text:p>
      <text:p text:style-name="Preformatted_20_Text"><text:s/>-&gt; `write metrics JSON`</text:p>
      <text:p text:style-name="Preformatted_20_Text"/>
      <text:p text:style-name="Preformatted_20_Text">C) CLI Predict</text:p>
      <text:p text:style-name="Preformatted_20_Text">`src.models.predict.main`</text:p>
      <text:p text:style-name="Preformatted_20_Text"><text:s/>-&gt; `load_yaml`</text:p>
      <text:p text:style-name="Preformatted_20_Text"><text:s/>-&gt; `infer_class_names`</text:p>
      <text:p text:style-name="Preformatted_20_Text"><text:s/>-&gt; `load_model`</text:p>
      <text:p text:style-name="Preformatted_20_Text"><text:s/>-&gt; `load_and_prepare_image`</text:p>
      <text:p text:style-name="Preformatted_20_Text"><text:s/>-&gt; `predict`</text:p>
      <text:p text:style-name="Preformatted_20_Text"><text:s/>-&gt; `print outputs`</text:p>
      <text:p text:style-name="Preformatted_20_Text"/>
      <text:p text:style-name="Preformatted_20_Text">D) GUI Predict</text:p>
      <text:p text:style-name="Preformatted_20_Text">`src.models.gui_predict.main`</text:p>
      <text:p text:style-name="Preformatted_20_Text"><text:s/>-&gt; `resolve_config_path` + `load_yaml`</text:p>
      <text:p text:style-name="Preformatted_20_Text"><text:s/>-&gt; `resolve_project_path` (train/model)</text:p>
      <text:p text:style-name="Preformatted_20_Text"><text:s/>-&gt; `infer_class_names`</text:p>
      <text:p text:style-name="Preformatted_20_Text"><text:s/>-&gt; `load_model`</text:p>
      <text:p text:style-name="Preformatted_20_Text"><text:s/>-&gt; `Tk mainloop`</text:p>
      <text:p text:style-name="Preformatted_20_Text"><text:s/>-&gt; on button click: file picker -&gt; preprocess -&gt; predict -&gt; display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9) Recommendations (based on dependency analysis)</text:p>
      <text:p text:style-name="Preformatted_20_Text">=================================================================</text:p>
      <text:p text:style-name="Preformatted_20_Text"/>
      <text:p text:style-name="Preformatted_20_Text">1. Persist class index mapping at training time (JSON alongside model)</text:p>
      <text:p text:style-name="Preformatted_20_Text">- Prevents label mismatch if folder order changes later.</text:p>
      <text:p text:style-name="Preformatted_20_Text"/>
      <text:p text:style-name="Preformatted_20_Text">2. Share path-resolution helper across scripts</text:p>
      <text:p text:style-name="Preformatted_20_Text">- `gui_predict.py` has robust path fallback; same logic can be reused in predict/train/evaluate for consistency.</text:p>
      <text:p text:style-name="Preformatted_20_Text"/>
      <text:p text:style-name="Preformatted_20_Text">3. Add a dedicated `src/models/inference.py`</text:p>
      <text:p text:style-name="Preformatted_20_Text">- Centralize shared predict logic for CLI + GUI.</text:p>
      <text:p text:style-name="Preformatted_20_Text"/>
      <text:p text:style-name="Preformatted_20_Text">4. Consider `tf.keras.Input(...)` in `model.py`</text:p>
      <text:p text:style-name="Preformatted_20_Text">- Avoid Keras warning about `input_shape` directly on Conv2D.</text:p>
      <text:p text:style-name="Preformatted_20_Text"/>
      <text:p text:style-name="Preformatted_20_Text">5. Extend tests to integration-level</text:p>
      <text:p text:style-name="Preformatted_20_Text">- Verify end-to-end command flow with miniature sample dataset.</text:p>
      <text:p text:style-name="Preformatted_20_Text"/>
      <text:p text:style-name="Preformatted_20_Text"/>
      <text:p text:style-name="Preformatted_20_Text">=================================================================</text:p>
      <text:p text:style-name="Preformatted_20_Text">10) Conclusion</text:p>
      <text:p text:style-name="Preformatted_20_Text">=================================================================</text:p>
      <text:p text:style-name="Preformatted_20_Text"/>
      <text:p text:style-name="Preformatted_20_Text">The `src/` codebase has a clean and mostly one-directional dependency structure:</text:p>
      <text:p text:style-name="Preformatted_20_Text">- `models` orchestrates</text:p>
      <text:p text:style-name="Preformatted_20_Text">- `data` and `features` provide domain services</text:p>
      <text:p text:style-name="Preformatted_20_Text">- `utils` provides infrastructure helpers</text:p>
      <text:p text:style-name="Preformatted_20_Text"/>
      <text:p text:style-name="Preformatted_20_Text">Execution paths are explicit and predictable. The current architecture is suitable for coursework and practical extension, with clear opportunities to harden inference-label consistency and shared runtime utilities.</text:p>
      <text:p text:style-name="Preformatted_20_Text"/>
      <text:p text:style-name="Preformatted_20_Text">End of analys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0" meta:image-count="0" meta:object-count="0" meta:page-count="1" meta:paragraph-count="298" meta:word-count="1152" meta:character-count="11413" meta:non-whitespace-character-count="10479"/>
    <meta:generator>LibreOffice/25.8.5.2$Linux_X86_64 LibreOffice_project/580$Build-2</meta:generator>
  </office:meta>
</office:document-meta>
</file>